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0b1" officeooo:paragraph-rsid="000140b1"/>
    </style:style>
    <style:style style:name="P2" style:family="paragraph" style:parent-style-name="Standard">
      <style:text-properties officeooo:rsid="00032a6a" officeooo:paragraph-rsid="00032a6a"/>
    </style:style>
    <style:style style:name="P3" style:family="paragraph" style:parent-style-name="Standard">
      <style:text-properties officeooo:rsid="0004ee40" officeooo:paragraph-rsid="0004ee40"/>
    </style:style>
    <style:style style:name="T1" style:family="text">
      <style:text-properties officeooo:rsid="00032a6a"/>
    </style:style>
    <style:style style:name="T2" style:family="text">
      <style:text-properties officeooo:rsid="0006c7a6"/>
    </style:style>
    <style:style style:name="T3" style:family="text">
      <style:text-properties officeooo:rsid="00076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iegati e studenti</text:p>
      <text:p text:style-name="P1">Raffinamento requisiti:</text:p>
      <text:p text:style-name="P1"/>
      <text:p text:style-name="P1">1) <text:span text:style-name="T1">Persona (superclasse)</text:span></text:p>
      <text:p text:style-name="P2"><text:s text:c="4"/>1.1) nome</text:p>
      <text:p text:style-name="P2"><text:s text:c="4"/>1.2) cognome</text:p>
      <text:p text:style-name="P2"><text:s text:c="4"/>1.3) codice fiscale</text:p>
      <text:p text:style-name="P2"><text:s text:c="4"/>1.4) data nascita</text:p>
      <text:p text:style-name="P2"/>
      <text:p text:style-name="P2">2) Uomini (sotto classe)</text:p>
      <text:p text:style-name="P2"><text:s text:c="4"/>2.1) posizione militare</text:p>
      <text:p text:style-name="P2"/>
      <text:p text:style-name="P2">3) Donne (sotto classe)</text:p>
      <text:p text:style-name="P2"><text:s text:c="4"/>3.1) numero di maternità</text:p>
      <text:p text:style-name="P2"/>
      <text:p text:style-name="P2">4) impiegati (sotto classe)</text:p>
      <text:p text:style-name="P2"><text:s text:c="4"/>4.1) stipendio</text:p>
      <text:p text:style-name="P2"><text:s text:c="4"/>4.2) ruolo</text:p>
      <text:p text:style-name="P2"><text:s text:c="8"/>4.2.1) segretario</text:p>
      <text:p text:style-name="P2"><text:s text:c="8"/>4.2.2) direttore</text:p>
      <text:p text:style-name="P2"><text:s text:c="8"/>4.2.3) progettista (superclasse)</text:p>
      <text:p text:style-name="P2"><text:s text:c="12"/>4.2.3.1) responsabili <text:span text:style-name="T2">di progetto</text:span>(sottoclasse)</text:p>
      <text:p text:style-name="P3"><text:s text:c="16"/>4.2.3.1.1) collezione dei progetti</text:p>
      <text:p text:style-name="P3"><text:s text:c="20"/>4.2.3.1.1.1) nome</text:p>
      <text:p text:style-name="P3"/>
      <text:p text:style-name="P3">5) studentui</text:p>
      <text:p text:style-name="P3"><text:s text:c="4"/>5.1) numero matricola</text:p>
      <text:p text:style-name="P3"/>
      <text:p text:style-name="P3"><text:span text:style-name="T3">N</text:span>.b) </text:p>
      <text:p text:style-name="P3">- gli studenti non sono mai impiegati</text:p>
      <text:p text:style-name="P3">- le persone <text:span text:style-name="T3">non</text:span> possono non essere ne impiegati ne studen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4:20:25.026434388</meta:creation-date>
    <dc:date>2025-04-06T14:04:45.749210163</dc:date>
    <meta:editing-duration>PT1H1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82" meta:character-count="674" meta:non-whitespace-character-count="508"/>
  </office:meta>
</office:document-meta>
</file>